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47d09" officeooo:paragraph-rsid="00147d09"/>
    </style:style>
    <style:style style:name="P2" style:family="paragraph" style:parent-style-name="Standard">
      <style:text-properties officeooo:rsid="001117b1" officeooo:paragraph-rsid="001117b1"/>
    </style:style>
    <style:style style:name="P3" style:family="paragraph" style:parent-style-name="Standard">
      <style:text-properties officeooo:rsid="001117b1" officeooo:paragraph-rsid="00128ea8"/>
    </style:style>
    <style:style style:name="P4" style:family="paragraph" style:parent-style-name="Standard">
      <style:text-properties officeooo:rsid="00128ea8" officeooo:paragraph-rsid="00128ea8"/>
    </style:style>
    <style:style style:name="P5" style:family="paragraph" style:parent-style-name="Standard">
      <style:text-properties officeooo:rsid="0013d623" officeooo:paragraph-rsid="0013d623"/>
    </style:style>
    <style:style style:name="P6" style:family="paragraph" style:parent-style-name="Standard">
      <style:text-properties officeooo:rsid="00147d09" officeooo:paragraph-rsid="00147d09"/>
    </style:style>
    <style:style style:name="P7" style:family="paragraph" style:parent-style-name="Standard">
      <style:text-properties officeooo:rsid="00128ea8" officeooo:paragraph-rsid="00128ea8"/>
    </style:style>
    <style:style style:name="P8" style:family="paragraph" style:parent-style-name="Standard">
      <style:text-properties officeooo:rsid="0013d623" officeooo:paragraph-rsid="0013d623"/>
    </style:style>
    <style:style style:name="P9" style:family="paragraph" style:parent-style-name="Standard">
      <style:text-properties officeooo:rsid="00147d09" officeooo:paragraph-rsid="00147d09"/>
    </style:style>
    <style:style style:name="P10" style:family="paragraph" style:parent-style-name="Standard">
      <style:text-properties officeooo:rsid="0014fade" officeooo:paragraph-rsid="0014fade"/>
    </style:style>
    <style:style style:name="P11" style:family="paragraph" style:parent-style-name="Standard">
      <style:text-properties officeooo:rsid="00167b5b" officeooo:paragraph-rsid="0014fade"/>
    </style:style>
    <style:style style:name="P12" style:family="paragraph" style:parent-style-name="Standard">
      <style:text-properties officeooo:rsid="00167b5b" officeooo:paragraph-rsid="00167b5b"/>
    </style:style>
    <style:style style:name="P13" style:family="paragraph" style:parent-style-name="Standard">
      <style:text-properties officeooo:rsid="0017ffce" officeooo:paragraph-rsid="0017ffce"/>
    </style:style>
    <style:style style:name="T1" style:family="text">
      <style:text-properties officeooo:rsid="00128ea8"/>
    </style:style>
    <style:style style:name="T2" style:family="text">
      <style:text-properties fo:font-variant="normal" fo:text-transform="none" style:font-name="inherit" fo:letter-spacing="normal" fo:font-style="normal" fo:font-weight="normal" fo:background-color="transparent" loext:char-shading-value="0" loext:padding="0in" loext:border="none"/>
    </style:style>
    <style:style style:name="T3" style:family="text">
      <style:text-properties officeooo:rsid="0014fade"/>
    </style:style>
    <style:style style:name="T4" style:family="text">
      <style:text-properties officeooo:rsid="0017ffc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8/6</text:p>
      <text:p text:style-name="P2">1 為前端同事，構建所需的api；</text:p>
      <text:p text:style-name="P3">（</text:p>
      <text:p text:style-name="P4">Django框架中：</text:p>
      <text:p text:style-name="P3">api是指一個app；</text:p>
      <text:p text:style-name="P3"><text:span text:style-name="T1">point1：</text:span>app需要在site中設置urls路徑<text:span text:style-name="T1">；</text:span></text:p>
      <text:p text:style-name="P4">point2：數據都在models中，需要調用數據的時候，就調用models中的數據；</text:p>
      <text:p text:style-name="P3">）</text:p>
      <text:p text:style-name="P3"/>
      <text:p text:style-name="P5">8/7</text:p>
      <text:p text:style-name="P5">1 進入虛擬機：</text:p>
      <text:p text:style-name="P5">workon my_django_environment</text:p>
      <text:p text:style-name="P6">離開虛擬機：</text:p>
      <text:p text:style-name="P1"><text:span text:style-name="Source_20_Text"><text:span text:style-name="T2">deactivate</text:span></text:span></text:p>
      <text:p text:style-name="P6"><text:a xlink:type="simple" xlink:href="https://stackoverflow.com/questions/990754/how-to-leave-exit-deactivate-a-python-virtualenv" text:style-name="Internet_20_link" text:visited-style-name="Visited_20_Internet_20_Link">https://stackoverflow.com/questions/990754/how-to-leave-exit-deactivate-a-python-virtualenv</text:a></text:p>
      <text:p text:style-name="P6"/>
      <text:p text:style-name="P6">2由於<text:span text:style-name="T3">python3.8 和 django1.9.10</text:span>有衝突：</text:p>
      <text:p text:style-name="P11"><text:a xlink:type="simple" xlink:href="https://stackoverflow.com/questions/61711710/runtimeerror-class-not-set-defining-abstractbaseuser-as-class-django-co" text:style-name="Internet_20_link" text:visited-style-name="Visited_20_Internet_20_Link">https://stackoverflow.com/questions/61711710/runtimeerror-class-not-set-defining-abstractbaseuser-as-class-django-co</text:a></text:p>
      <text:p text:style-name="P13"/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inherit" svg:font-family="inherit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5T15:23:20.087341916</meta:creation-date>
    <dc:date>2022-08-07T19:40:26.923142473</dc:date>
    <meta:editing-duration>P2DT2H51M49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00" meta:character-count="406" meta:non-whitespace-character-count="401"/>
  </office:meta>
</office:document-meta>
</file>